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position="0% 100%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solid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line-through-style="solid" fo:font-weight="normal" style:font-weight-asian="normal" style:font-style-complex="normal" style:font-weight-complex="normal"/>
    </style:style>
    <style:style style:name="T7" style:family="text">
      <style:text-properties style:text-line-through-style="none"/>
    </style:style>
    <style:style style:name="T8" style:family="text">
      <style:text-properties style:text-line-through-style="none" style:text-position="super 58%"/>
    </style:style>
    <style:style style:name="T9" style:family="text">
      <style:text-properties style:text-line-through-style="none" style:text-position="super 58%" style:text-underline-style="none"/>
    </style:style>
    <style:style style:name="T10" style:family="text">
      <style:text-properties style:text-line-through-style="none" style:text-position="0% 100%"/>
    </style:style>
    <style:style style:name="T11" style:family="text">
      <style:text-properties style:text-line-through-style="none" style:text-position="0% 100%" style:text-underline-style="solid" style:text-underline-width="auto" style:text-underline-color="font-color"/>
    </style:style>
    <style:style style:name="T12" style:family="text">
      <style:text-properties style:text-line-through-style="none" style:text-position="0% 100%" style:text-underline-style="none"/>
    </style:style>
    <style:style style:name="T13" style:family="text">
      <style:text-properties style:text-line-through-style="none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style:text-line-through-style="none" fo:font-weight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5_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2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The fear of God/</text:p>
      <text:p text:style-name="P7">Parashat Nejekeb/</text:p>
      <text:p text:style-name="P6"/>
      <text:p text:style-name="P6">[Page 1]</text:p>
      <text:p text:style-name="P6">[Hebrew] "Every thing depends/ upon the will of God, except man's fear of God."/ <text:s/>Brethren! <text:s/>Whoever studies Holy Writ, with the view to/ learn the duties of life, will be impressed with a principle/ pervading its inspired pages; namely: The creatures of the/ earth and their Creator, stand together in immediate con-/-nexion[sic!]. <text:s/>As it <text:span text:style-name="T2">im</text:span><text:span text:style-name="T7"> is impossible for the Omniscient/ Lord to be ignorant of human actions, so man cannot/ violate with impunity the laws of the Divine Legislator./ <text:s/>"The eye that seeth, and the ear that heareth are constantly/ open, and all our deeds are registered with precision [Hebrew]/ [Hebrew]. <text:s/>Obedience to the Paternal/ will, insures happiness, disobedience entails misfortune./ <text:s/>This principle which underlies the religion of Israel, is/ nowhere more forcibly </text:span><text:span text:style-name="T2">imparted</text:span><text:span text:style-name="T7"> enunciated, than in the lesson/ of this Sabbath. <text:s/>Attend my friends to the words/ in which Moses addresses the nation at large./ <text:s/>Health and prosperity, he says, will flow from/ your observance of God's commandments. <text:s/>By faith/ in the Almighty Deliverer, difficulties which you/</text:span></text:p>
      <text:p text:style-name="P6"><text:span text:style-name="T7"/></text:p>
      <text:p text:style-name="P6"><text:span text:style-name="T7">[Page 2]</text:span></text:p>
      <text:p text:style-name="P6"><text:span text:style-name="T7">may think insurmountable will be removed,/ and you shall abide at ease. <text:s/>But take heed not/ to overrate the importance of material wealth, lest/ you be led to covet a gold, the acquisition of which/ will prove a snare to your souls. <text:s/>For, few are/ man's real wants; nor does his subsistence depend/ altogether upon </text:span><text:soft-page-break/><text:span text:style-name="T7">the food he eats, but on the dispo-/-sitions of Providence in his government of the world./ <text:s/>A little will comparatively suffice, when the body/ is sound, and the mind contented, while dainties will/ be loathed, if sin has called down upon us celestial/ inflictions. <text:s/>Affluence, moreover, the inspired/ speaker continues to say, unless acknowledged a spe-/-cial blessing from the Supreme, may engender pride,/ and sever the bond of human brotherhood. <text:s/>Expe-/-riencing none of the hardships that his fellow-being/ endures, to provide for his household, the rich man/ may conceive a false idea of his superiority, forget/ his origin, the gracious favors by which the Omnipotent/ raised him from his lowly state; and ungratefully exclaim,/</text:span></text:p>
      <text:p text:style-name="P6"><text:span text:style-name="T7"/></text:p>
      <text:p text:style-name="P6"><text:span text:style-name="T7">[Page 3]</text:span></text:p>
      <text:p text:style-name="P6"><text:span text:style-name="T7">[Hebrew] "My strength, and/ the might of my hand have gotten me this wealth."/ <text:s/>But if you bear constantly in mind that the power by/ which you have acquired substance, emanates directly/ from God; that He has vouchsafed it unto you as a/ Divine grace, and not because of nay titles you/ can lay to its possession, then will opulence simply/ furnish you with another evidence of the Providential/ care bestowed by the great Ruler of the universe, and/ humility, charity and thankfulness will be its attendants./ <text:s/>And in order to dispel from the mind of Israel, the/ baneful thought of self-sufficiency, or self-righteousness,/ the arch-prophet recapitulates their history, and/ dwells especially on that portion, which testifies to the/ lack of their moral strength, and to their backslidings./ <text:s/>He proves by that not alone the folly of claiming/ for oneself undue superiority, but our absolute helpless-/-ness and the utter dependence of every creature upon/ the mercy of God. <text:s/>And truly, my Brethren!/</text:span></text:p>
      <text:p text:style-name="P6"><text:span text:style-name="T7"/></text:p>
      <text:p text:style-name="P6"><text:span text:style-name="T7">[Page 4]</text:span></text:p>
      <text:p text:style-name="P6"><text:span text:style-name="T7">when we see Moses a suppliant at the footstool of/ the Lord, for the sin of Aaron, we may ask in the/ language of Elisha, the Gemanite [Hebrew]/ [Hebrew] "What is man that he should be pure,/ and the born of a woman that should be declared right-/-eous?", [Hebrew] "Behold! he/ putteth no trust in his holy ones, yea, the heavens are/ not pure in his eyes." <text:s/>[Hebrew]/ "How much more than the filthy and corrupt, a human/ being, who drinketh iniquity like water?" <text:s/>No; power/ and wealth should not inspire haughtiness, for the more/ lofty is our position, the greater are the dangers taht/ surround it. <text:s/>The higher is the step we have ascended,/ the severer </text:span><text:span text:style-name="T2">really</text:span><text:span text:style-name="T7"> be our fall. <text:s/>But gratitude to the/ Bestower of all good, will beget a spirit of meekness,/ and the latter a wish to gladden other hearts with/ the fruition of the divine blessings we enjoy./ <text:s/>Impressed with the thought of our common origin, and/ common destination, feeling that the Sovereign Creator/ of mankind, could not have destined some of his/</text:span></text:p>
      <text:p text:style-name="P6"><text:span text:style-name="T7"/></text:p>
      <text:p text:style-name="P6"><text:span text:style-name="T7">[Page 5]</text:span></text:p>
      <text:p text:style-name="P6"><text:span text:style-name="T7">creatures to abject misery and some to overtowering/ greatness, we shall employ the means at our/ command to alleviate sufferings, to extend to our fel-/-low-mortal the hand </text:span><text:span text:style-name="T2">wi</text:span><text:span text:style-name="T7"> which will uplift him/ from the dust./</text:span></text:p>
      <text:p text:style-name="P6"><text:span text:style-name="T7">Nature--the hand-maid of heaven--has </text:span><text:span text:style-name="T2">imparted</text:span><text:span text:style-name="T7">/ imprinted on the human soul, sentiments of beneficence</text:span><text:span text:style-name="T8">2</text:span><text:span text:style-name="T10">/ and compassion</text:span><text:span text:style-name="T8">1</text:span><text:span text:style-name="T10">, but self-love--which is also an/ inborn passion--asserting higher claims, often </text:span><text:span text:style-name="T3">destroys</text:span><text:span text:style-name="T10"> paralizes[sic!]/ our noblest instincts. <text:s/>Religion then intervenes and/ teaches us the obligations we owe to ourselves and those/ due unto others. <text:s/>It tells us,--what we have heard in/ the section of this Sabbath--that we have not been/ placed upon earth, to scramble for the largest share/ of goods; that </text:span><text:span text:style-name="T11">it is</text:span><text:span text:style-name="T12"> intended we should labor/ for our </text:span><text:span text:style-name="T4">future</text:span><text:span text:style-name="T12"> further advancement, but that in stri-/-ving to progress in the road of honors, we must/ not overlook or push aside our brother the feeble/ and the needy. <text:s/>It tells us to remember that what-/-soever we possess is not our inherent right, but a/ favor </text:span><text:span text:style-name="T4">[?]</text:span><text:span text:style-name="T12"> from the Omnipotent Guide</text:span><text:span text:style-name="T4">s</text:span><text:span text:style-name="T12"> of our existence./</text:span></text:p>
      <text:p text:style-name="P6"><text:span text:style-name="T12"/></text:p>
      <text:p text:style-name="P6"><text:span text:style-name="T12">[Page 6]</text:span></text:p>
      <text:p text:style-name="P6"><text:span text:style-name="T12">That to Him we are amenable for our actions,/ because He has granted us unrestrained freedom of/ will. <text:s/></text:span><text:soft-page-break/><text:span text:style-name="T12">Therefore my beloved hearers! the same voice that spoke to/ our ancestors, addresses us also in these terms [Hebrew]/ [Hebrew] "And now O Israel!/ what doth the Lord Thy God require of thee, but only/ to fear the Lord Thy God." <text:s/>He that provides for the/ sustenance of the smallest animalcules, will not suffer/ thee to hunger. <text:s/>Health and social distinctions may/ likewise be thine, if He so disposes, for every thing/ depends on His will, bu tthe heart to feel that He/ is the sole author of thy earthly prosperity; the mind/ to consider thyself bound to his obedience, is that/ which proceeds not from above. <text:s/>Thou must exercise/ thy reasoning faculties and become penetrated with the/ fear of the Lord. <text:s/>[Hebrew] "Every/ thing is </text:span><text:span text:style-name="T4">[?]</text:span><text:span text:style-name="T12"> in the power of God, except man's fear/ of God." <text:s/>But why, my Brethren! have/ we been asked to so train our thoughts, that a reveren-/-tial awe for the Creator may pervade them?/</text:span></text:p>
      <text:p text:style-name="P6"><text:span text:style-name="T12"/></text:p>
      <text:p text:style-name="P6"><text:span text:style-name="T12">[Page 7]</text:span></text:p>
      <text:p text:style-name="P6"><text:span text:style-name="T12">Will it benefit Him, whose glory the boundless space/ cannot contain, whether we bend the knee before/ His August Majesty, or refuse to pay Him homage?/ <text:s/>[Hebrew] "Thy wickedness, said the/ eloquent Elihu to Job, may hurt a human being/ as thou art, and thy righteousness may profit the/ son of man, but God what can He receive at thy/ hands [Hebrew]?......Not for </text:span><text:span text:style-name="T11">his</text:span><text:span text:style-name="T12">/ but for </text:span><text:span text:style-name="T11">thy</text:span><text:span text:style-name="T12"> good, exclaims Moses, must the fear/ of the Lord be continually before thine eyes. <text:s/>It will/ prevent the commission of </text:span><text:span text:style-name="T4">mis</text:span><text:span text:style-name="T12">deeds, injuri</text:span><text:span text:style-name="T4">ous</text:span><text:span text:style-name="T12">es alike/ to the individual and to society. <text:s/>Regard for ill-/gotten wealth, judicial </text:span><text:span text:style-name="T4">skl</text:span><text:span text:style-name="T12"> skill misused in the/ defence[sic!] of wrong, the oppression of the weak and/ powerless, will </text:span><text:span text:style-name="T4">b</text:span><text:span text:style-name="T12"> not be observed among those who/ dread the displeasure of the ubiquitous and impartial/ Judge. <text:s/>vice shall be </text:span><text:span text:style-name="T4">be</text:span><text:span text:style-name="T12"> loathed, because God/ abhorreth it; virtue shall be respected, because it/ is acceptable to the Lord. <text:s/>The orphan and the/ widow will readily find protection, and the foreigner/ will meet among strangers a brotherly reception,/</text:span></text:p>
      <text:p text:style-name="P6"><text:span text:style-name="T12"/></text:p>
      <text:p text:style-name="P6"><text:span text:style-name="T12">[Page 8]</text:span></text:p>
      <text:p text:style-name="P6"><text:span text:style-name="T12">for, a merciful King has singled them out/ as the special objects of consideration. <text:s/>The/ fear of the Lord will draw man to man, with kindness/ and forbearance, for, it teaches that to cast off our fellow-/creatures, is to offend theyr[sic!] Maker [Hebrew]. <text:s/>The fear of/ the Lord will awaken a desire to withdraw the guilty/ from the way of perdition, and counsel the wavering,/ for, we</text:span><text:span text:style-name="T9">2</text:span><text:span text:style-name="T12"> are told, </text:span><text:span text:style-name="T4">that</text:span><text:span text:style-name="T12"> its</text:span><text:span text:style-name="T9">1</text:span><text:span text:style-name="T12"> object, is "to disentangle us/ from the snares of death." <text:s/>[Hebrew]/ The fear of the Lord will set upon earth a high and exalted/ throne to justice and charity, for those two virtues are/ mirrored in all the dealings of Providence, and He taketh/ delight in their exercise, as we read, [Hebrew]/ "He loveth charity and justice". <text:s/>The fear of the/ Lord sanctifies domestic affections. <text:s/>The husband/ who discovers everywhere the eye that watches his/ actions, will remain faithful to his trust; the wife/ who </text:span><text:span text:style-name="T4">is so heavenly</text:span><text:span text:style-name="T12"> proceeds under the same direction, will never falter in the/ discharge of her duties. <text:s/>Children will--under all/ circumstances--honor their parents as the delegates/</text:span></text:p>
      <text:p text:style-name="P6"><text:span text:style-name="T12"/></text:p>
      <text:p text:style-name="P6"><text:span text:style-name="T12">[Page 9]</text:span></text:p>
      <text:p text:style-name="P6"><text:span text:style-name="T12">of heaven, and they who have been </text:span><text:span text:style-name="T4">nustled</text:span><text:span text:style-name="T12"> nurtured/ at the same breast, will deem </text:span><text:span text:style-name="T4">it</text:span><text:span text:style-name="T12"> their mutual/ support an obligation to Him who bid His angels/ guard their infant </text:span><text:span text:style-name="T4">frames</text:span><text:span text:style-name="T12">. <text:s/>Let it not surprise/ us therefore, that the Lord </text:span><text:span text:style-name="T11">doth require that</text:span><text:span text:style-name="T12"> we learn/ to fear Him, for, </text:span><text:span text:style-name="T4">we must needs perceive in</text:span><text:span text:style-name="T12"> the/ request a token of Divine love. <text:s/>To sow the/ seeds which will yeild[sic!] individual and social/ happiness, has the wise Creator commissioned his/ prophets, to teach us the manner of securing it./ <text:s/>Having endowed his rational creatures with freedom/ of action, he cannot control the religious bent of their/ minds, but like a fond parent He exhorts them/ to incline </text:span><text:span text:style-name="T4">it</text:span><text:span text:style-name="T12"> their thoughts to that, which will work their/ salvation here and hereafter; namely, the fear/ of God. <text:s/>Friends! <text:s/>A happy coincidence/ has made it the privilege of a young scion </text:span><text:span text:style-name="T4">of</text:span><text:span text:style-name="T12"> from the/ stock of Israel</text:span><text:span text:style-name="T4">'s household</text:span><text:span text:style-name="T12"> to recite the portion, which contains/ a lesson of so great a moment. <text:s/>How deeply/ significant are the words, which his lips first uttered/</text:span></text:p>
      <text:p text:style-name="P6"><text:soft-page-break/><text:span text:style-name="T12"/></text:p>
      <text:p text:style-name="P6"><text:span text:style-name="T12">[Page 10]</text:span></text:p>
      <text:p text:style-name="P8"><text:span text:style-name="T13">before the congregation of the Lord! To us they/ sounded as the exhortation of innocence, to him they were/ a public confession of faith, the foreshadowing of/ his future career. <text:s/>At an age when the heart is/ unsullied <text:s/>by worldly passions, he approaches with a/ blessing the altar of his God. <text:s/>He offers thanks that/ he can be reckoned among those who hold communion with/ the living Redeemer; that he is a member of that/ family, </text:span><text:span text:style-name="T5">who hold</text:span><text:span text:style-name="T13"> selected as the repository of the law of Truth. </text:span><text:span text:style-name="T5">divinely taught!</text:span><text:span text:style-name="T13"> Oh! may you/ my young brother, find strength to fulfil[sic!] the precepts/ enjoined therein! <text:s/>To </text:span><text:span text:style-name="T5">impl</text:span><text:span text:style-name="T13"> exemplify in your life the/ principles you have this day declared. <text:s/>You <text:s/>cannot well/ understand, how wishes yet unfelt, may challenge/ your ability to stand immoveably[sic!] by the ancestral/ religion, but they may rise, and you will need/ manly courage to resist them. <text:s/>Set the fear/ of God be your armour, and </text:span><text:span text:style-name="T5">the victory wil</text:span><text:span text:style-name="T6">l be</text:span><text:span text:style-name="T14"> you shall come forth victorious/ </text:span><text:span text:style-name="T6">yours</text:span><text:span text:style-name="T14">, when assailed by wicked passions./ <text:s/>A fortune has been bestowed upon you, of which/ some among your coevals deprived./</text:span></text:p>
      <text:p text:style-name="P8"><text:span text:style-name="T14"/></text:p>
      <text:p text:style-name="P8"><text:span text:style-name="T14">[Page 11]</text:span></text:p>
      <text:p text:style-name="P8"><text:span text:style-name="T14">your habits, like those of the youth I addressed two sabbaths ago--/ </text:span><text:span text:style-name="T6">your habits</text:span><text:span text:style-name="T14"> are fashioned in a sound mould, you/ will never be placed in the terrible alternative,/ either to disobey your parents, or prove false to/ your professions. <text:s/>Under your own roof, you daily/ learn that religion is preeminently entitled to your/ regard. <text:s/>What Israel has been commanded to/ revere, is sanctified within the walls of your house./ <text:s/>That which the Mosaic code prounces[sic!] unholy, does/ not pollute your hearth. <text:s/>You need not apprehend/ that extreme anxiety for your </text:span><text:span text:style-name="T6">material</text:span><text:span text:style-name="T14"> temporal welfare,/ may cause your parents to neglect your spiritual/ happiness. <text:s/>With solicitude will they go in quest/ of the means by which you may obtain competency,/ but with still more earnestness, they will endeavour/ that you become rich </text:span><text:span text:style-name="T6">of</text:span><text:span text:style-name="T14"> in those ideas that will endear/ the word of the Creator to your heart, that you may/ prize it highly, </text:span><text:span text:style-name="T6">and pride</text:span><text:span text:style-name="T14"> distinguish yourself for the possession of that </text:span><text:span text:style-name="T6">possess</text:span><text:span text:style-name="T14"> knowledge,/ for your piety, for your incorruptible morals./ <text:s/>Bow then reverently before Him who has so incal-/</text:span></text:p>
      <text:p text:style-name="P8"><text:span text:style-name="T14"/></text:p>
      <text:p text:style-name="P8"><text:span text:style-name="T14">[Page 12]</text:span></text:p>
      <text:p text:style-name="P8"><text:span text:style-name="T14">-culably blessed your existence. <text:s/>Give praise/ to Him who has so diligently guarded your tender/ feelings from prevailing corruption, and let this day/ which forms an epoch in your life, be the herald of/ good tidings to those who have gladly witnessed your/ religious initiation. <text:s/>Promise in your mind again, "to/ fear the Lord thy God, to walk in His ways, and/ to love Him, and to serve Him with all your heart and/ with all your soul" [Hebrew]/ [Hebrew]. <text:s/>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30T11:44:11.28</meta:creation-date>
    <dc:date>2012-07-30T13:12:44.47</dc:date>
    <dc:creator>Penn Libraries</dc:creator>
    <meta:editing-duration>PT00H07M2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8" meta:word-count="2203" meta:character-count="13467"/>
  </office:meta>
</office:document-meta>
</file>